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3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Mono1"/>
    </style:style>
    <style:style style:name="T6" style:family="text">
      <style:text-properties style:font-name="Courier New"/>
    </style:style>
    <style:style style:name="T7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62 : Adding timeout parameter to host command</text:h>
      <text:p text:style-name="P2"/>
      <text:p text:style-name="P1">Title: Adding timeout parameter to host command</text:p>
      <text:p text:style-name="P1">Version: 1</text:p>
      <text:p text:style-name="P1">Author: Antoine ELIAS</text:p>
      <text:p text:style-name="P1">Review: </text:p>
      <text:p text:style-name="P1">Commented: </text:p>
      <text:p text:style-name="P1">State: </text:p>
      <text:p text:style-name="P1">Scilab-Version: 5,4</text:p>
      <text:p text:style-name="P1">Vote:</text:p>
      <text:p text:style-name="P1">Created: March 18, 2011</text:p>
      <text:p text:style-name="P2"/>
      <text:h text:style-name="P7" text:outline-level="3">Abstract</text:h>
      <text:p text:style-name="P3"/>
      <text:p text:style-name="P1">This SEP suggests to add a optional parameter to function <text:span text:style-name="T6">host</text:span> to interrupt execution after a defined elapsed time.</text:p>
      <text:p text:style-name="P1"/>
      <text:h text:style-name="P7" text:outline-level="3">Rationale</text:h>
      <text:p text:style-name="P3"><text:tab/>function host prototype becomes: </text:p>
      <text:p text:style-name="P3"><text:tab/><text:tab/><text:span text:style-name="T5">result = host(command [, timeout])</text:span></text:p>
      <text:p text:style-name="P3"><text:tab/>with :</text:p>
      <text:list xml:id="list191052082926766560" text:style-name="L1">
        <text:list-item>
          <text:list>
            <text:list-item>
              <text:list>
                <text:list-item>
                  <text:p text:style-name="P5">command: <text:s/>A character string containing shell instruction.</text:p>
                </text:list-item>
                <text:list-item>
                  <text:p text:style-name="P5">timeout: maximum allowed execution time in milliseconds.</text:p>
                </text:list-item>
              </text:list>
            </text:list-item>
          </text:list>
        </text:list-item>
      </text:list>
      <text:p text:style-name="P3"><text:tab/><text:span text:style-name="T6">host</text:span> returns command interpreter return code. </text:p>
      <text:p text:style-name="P3"><text:tab/><text:span text:style-name="T4">In case of timeout, </text:span><text:span text:style-name="T7">host</text:span><text:span text:style-name="T4"> returns -1.</text:span></text:p>
      <text:h text:style-name="P7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p text:style-name="P4"><text:span text:style-name="Teletype"><text:span text:style-name="T1"><text:tab/>res = host(my_cmd, my_timeout);</text:span></text:span></text:p>
      <text:p text:style-name="P4"><text:span text:style-name="Teletype"><text:span text:style-name="T1"><text:tab/>if res == -1 then</text:span></text:span></text:p>
      <text:p text:style-name="P4"><text:span text:style-name="Teletype"><text:span text:style-name="T1"><text:tab/><text:tab/>printf(“timeout occurs during execution of command: %s\n”, my_cmd);</text:span></text:span></text:p>
      <text:p text:style-name="P4"><text:span text:style-name="Teletype"><text:span text:style-name="T1"><text:tab/><text:tab/>return;</text:span></text:span></text:p>
      <text:p text:style-name="P4"><text:span text:style-name="Teletype"><text:span text:style-name="T1"><text:tab/>else</text:span></text:span></text:p>
      <text:p text:style-name="P4"><text:span text:style-name="Teletype"><text:span text:style-name="T1"><text:tab/><text:tab/>//somet</text:span></text:span><text:span text:style-name="Teletype"><text:span text:style-name="T1">h</text:span></text:span><text:span text:style-name="Teletype"><text:span text:style-name="T1">ing</text:span></text:span></text:p>
      <text:p text:style-name="P4"><text:span text:style-name="Teletype"><text:span text:style-name="T1"><text:tab/>end</text:span></text:span></text:p>
      <text:h text:style-name="P8" text:outline-level="3">Changelog</text:h>
      <text:p text:style-name="P3"><text:tab/><text:span text:style-name="T2">1.0 – </text:span><text:span text:style-name="T2">Antoine ELIAS - Initial version.</text:span></text:p>
      <text:h text:style-name="P7" text:outline-level="3"><text:soft-page-break/>Copyright</text:h>
      <text:p text:style-name="Standard"><text:tab/>This document has been placed under the license CeCILL-B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creator>Eric Gallager</dc:creator>
    <dc:date>2013-09-03T10:43:32</dc:date>
    <meta:editing-cycles>18</meta:editing-cycles>
    <meta:editing-duration>PT48M13S</meta:editing-duration>
    <meta:document-statistic meta:table-count="0" meta:image-count="0" meta:object-count="0" meta:page-count="2" meta:paragraph-count="32" meta:word-count="133" meta:character-count="887"/>
    <meta:user-defined meta:name="Info 1"/>
    <meta:user-defined meta:name="Info 2"/>
    <meta:user-defined meta:name="Info 3"/>
    <meta:user-defined meta:name="Info 4"/>
  </office:meta>
</office:document-meta>
</file>